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width="0.051cm" svg:stroke-color="#ff9966" draw:marker-start-width="0.381cm" draw:marker-end-width="0.381cm" draw:fill="solid" draw:fill-color="#ff996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1cm" svg:stroke-color="#ccccff" draw:marker-start-width="0.381cm" draw:marker-end-width="0.381cm" draw:fill="solid" draw:fill-color="#ccccff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-color="#ff9966" draw:textarea-vertical-align="middle" draw:auto-grow-height="false" fo:min-height="0.749cm" fo:min-width="0.499cm"/>
    </style:style>
    <style:style style:name="gr6" style:family="graphic" style:parent-style-name="objectwithoutfill">
      <style:graphic-properties svg:stroke-width="0.051cm" svg:stroke-color="#ccccff" draw:marker-start-width="0.381cm" draw:marker-end-width="0.38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3pt" fo:font-style="italic"/>
    </style:style>
    <style:style style:name="P4" style:family="paragraph">
      <style:text-properties fo:font-family="Symbol"/>
    </style:style>
    <style:style style:name="T1" style:family="text">
      <style:text-properties fo:font-size="13pt" fo:font-style="italic"/>
    </style:style>
    <style:style style:name="T2" style:family="text">
      <style:text-properties fo:font-style="italic"/>
    </style:style>
    <style:style style:name="T3" style:family="text">
      <style:text-properties fo:font-family="Symbol"/>
    </style:style>
    <style:style style:name="T4" style:family="text">
      <style:text-properties style:text-position="-33% 58%" fo:font-style="italic"/>
    </style:style>
    <style:style style:name="T5" style:family="text">
      <style:text-properties style:text-position="1% 45%" fo:font-size="18pt" fo:font-style="italic" style:font-size-asian="18pt" style:font-size-complex="18pt"/>
    </style:style>
    <style:style style:name="T6" style:family="text">
      <style:text-properties style:text-position="-33% 58%" fo:font-family="Symbol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path draw:style-name="gr1" draw:text-style-name="P1" draw:layer="layout" svg:width="2.07cm" svg:height="1.044cm" draw:transform="rotate (1.84551115105846) translate (15.5578932014813cm 12.4298066143283cm)" svg:viewBox="0 0 2071 1045" svg:d="m0 23748c166-238 192-258 192-258 0 0 271-219 271-219 0 0 298-66 298-66 0 0 311 40 311 40 0 0 291 139 291 139 0 0 410 410 403 410s305 456 305 456c0 0 0 0-7 0 0 0 0 0-2064-502z">
            <text:p text:style-name="P2"/>
          </draw:path>
          <draw:path draw:style-name="gr1" draw:text-style-name="P1" draw:layer="layout" svg:width="2.07cm" svg:height="1.044cm" draw:transform="rotate (-1.77971223825828) translate (17.043357203543cm 10.375874264758cm)" svg:viewBox="0 0 2071 1045" svg:d="m2071-37107c-166-238-192-258-192-258 0 0-271-219-271-219 0 0-298-65-298-65 0 0-311 40-311 40 0 0-291 139-291 139 0 0-410 410-403 410s-305 456-305 456c0 0 0 0 7 0 0 0 0 0 2064-503z">
            <text:p text:style-name="P2"/>
          </draw:path>
        </draw:g>
        <draw:g>
          <draw:line draw:style-name="gr2" draw:text-style-name="P1" draw:layer="layout" svg:x1="11.179cm" svg:y1="14.702cm" svg:x2="16.6cm" svg:y2="16.009cm">
            <text:p text:style-name="P2"/>
          </draw:line>
          <draw:line draw:style-name="gr2" draw:text-style-name="P1" draw:layer="layout" svg:x1="12.147cm" svg:y1="16.977cm" svg:x2="15.777cm" svg:y2="13.476cm">
            <text:p text:style-name="P2"/>
          </draw:line>
          <draw:line draw:style-name="gr2" draw:text-style-name="P1" draw:layer="layout" svg:x1="13.874cm" svg:y1="12.782cm" svg:x2="13.874cm" svg:y2="17.38cm">
            <text:p text:style-name="P2"/>
          </draw:line>
          <draw:frame draw:style-name="gr3" draw:text-style-name="P3" draw:layer="layout" svg:width="0.726cm" svg:height="0.763cm" svg:x="16.392cm" svg:y="15.625cm">
            <draw:text-box>
              <text:p text:style-name="P2"><text:span text:style-name="T1">x</text:span></text:p>
            </draw:text-box>
          </draw:frame>
          <draw:frame draw:style-name="gr3" draw:text-style-name="P3" draw:layer="layout" svg:width="0.726cm" svg:height="0.763cm" svg:x="11.592cm" svg:y="16.726cm">
            <draw:text-box>
              <text:p text:style-name="P2"><text:span text:style-name="T1">y</text:span></text:p>
            </draw:text-box>
          </draw:frame>
          <draw:frame draw:style-name="gr3" draw:text-style-name="P3" draw:layer="layout" svg:width="0.726cm" svg:height="0.763cm" svg:x="13.492cm" svg:y="12.127cm">
            <draw:text-box>
              <text:p text:style-name="P2"><text:span text:style-name="T1">z</text:span></text:p>
            </draw:text-box>
          </draw:frame>
        </draw:g>
        <draw:g>
          <draw:path draw:style-name="gr1" draw:text-style-name="P1" draw:layer="layout" svg:width="2.07cm" svg:height="1.044cm" draw:transform="rotate (1.84551115105846) translate (13.4098932014813cm 17.8158066143283cm)" svg:viewBox="0 0 2071 1045" svg:d="m0 16691c166-238 192-258 192-258 0 0 271-219 271-219 0 0 298-66 298-66 0 0 311 40 311 40 0 0 291 139 291 139 0 0 410 410 403 410s305 456 305 456c0 0 0 0-7 0 0 0 0 0-2064-502z">
            <text:p text:style-name="P2"/>
          </draw:path>
          <draw:path draw:style-name="gr1" draw:text-style-name="P1" draw:layer="layout" svg:width="2.07cm" svg:height="1.044cm" draw:transform="rotate (-1.77971223825828) translate (14.895357203543cm 15.761874264758cm)" svg:viewBox="0 0 2071 1045" svg:d="m2071-35138c-166-238-192-258-192-258 0 0-271-219-271-219 0 0-298-66-298-66 0 0-311 40-311 40 0 0-291 139-291 139 0 0-410 410-403 410s-305 456-305 456c0 0 0 0 7 0 0 0 0 0 2064-502z">
            <text:p text:style-name="P2"/>
          </draw:path>
        </draw:g>
        <draw:path draw:style-name="gr4" draw:text-style-name="P1" draw:layer="layout" svg:width="3.187cm" svg:height="1.401cm" svg:x="12.204cm" svg:y="14.658cm" svg:viewBox="0 0 3188 1402" svg:d="m20 603c-33 209 67 390 67 390 0 0 339 215 339 236s533 125 533 125c0 0 672 48 678 48s646-83 646-83c0 0 578-188 578-188 0 0 327-353 327-353 0 0-180-361-180-369s-532-263-532-263c0 0-346-98-353-98s-459-48-459-48c0 0-552 56-552 56 0 0-672 201-672 201 0 0-440 388-440 388 0 0 0 0 20-42z">
          <text:p text:style-name="P2"/>
        </draw:path>
        <draw:custom-shape draw:style-name="gr5" draw:text-style-name="P1" draw:layer="layout" svg:width="3.152cm" svg:height="3.055cm" svg:x="8.706cm" svg:y="3.15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layer="layout" svg:width="1.171cm" svg:height="0.962cm" svg:x="11.715cm" svg:y="3.35cm">
          <draw:text-box>
            <text:p text:style-name="P2">1<text:span text:style-name="T2">s</text:span></text:p>
          </draw:text-box>
        </draw:frame>
        <draw:g>
          <draw:line draw:style-name="gr2" draw:text-style-name="P1" draw:layer="layout" svg:x1="7.582cm" svg:y1="4.049cm" svg:x2="13.003cm" svg:y2="5.356cm">
            <text:p text:style-name="P2"/>
          </draw:line>
          <draw:line draw:style-name="gr2" draw:text-style-name="P1" draw:layer="layout" svg:x1="8.55cm" svg:y1="6.324cm" svg:x2="12.18cm" svg:y2="2.823cm">
            <text:p text:style-name="P2"/>
          </draw:line>
          <draw:line draw:style-name="gr2" draw:text-style-name="P1" draw:layer="layout" svg:x1="10.277cm" svg:y1="2.129cm" svg:x2="10.277cm" svg:y2="6.727cm">
            <text:p text:style-name="P2"/>
          </draw:line>
          <draw:frame draw:style-name="gr3" draw:text-style-name="P3" draw:layer="layout" svg:width="0.726cm" svg:height="0.763cm" svg:x="12.795cm" svg:y="4.972cm">
            <draw:text-box>
              <text:p text:style-name="P2"><text:span text:style-name="T1">x</text:span></text:p>
            </draw:text-box>
          </draw:frame>
          <draw:frame draw:style-name="gr3" draw:text-style-name="P3" draw:layer="layout" svg:width="0.726cm" svg:height="0.763cm" svg:x="7.995cm" svg:y="6.073cm">
            <draw:text-box>
              <text:p text:style-name="P2"><text:span text:style-name="T1">y</text:span></text:p>
            </draw:text-box>
          </draw:frame>
          <draw:frame draw:style-name="gr3" draw:text-style-name="P3" draw:layer="layout" svg:width="0.726cm" svg:height="0.763cm" svg:x="9.895cm" svg:y="1.474cm">
            <draw:text-box>
              <text:p text:style-name="P2"><text:span text:style-name="T1">z</text:span></text:p>
            </draw:text-box>
          </draw:frame>
        </draw:g>
        <draw:g>
          <draw:line draw:style-name="gr2" draw:text-style-name="P1" draw:layer="layout" svg:x1="2.283cm" svg:y1="9.349cm" svg:x2="7.704cm" svg:y2="10.656cm">
            <text:p text:style-name="P2"/>
          </draw:line>
          <draw:line draw:style-name="gr2" draw:text-style-name="P1" draw:layer="layout" svg:x1="3.251cm" svg:y1="11.624cm" svg:x2="6.881cm" svg:y2="8.123cm">
            <text:p text:style-name="P2"/>
          </draw:line>
          <draw:line draw:style-name="gr2" draw:text-style-name="P1" draw:layer="layout" svg:x1="4.978cm" svg:y1="7.429cm" svg:x2="4.978cm" svg:y2="12.027cm">
            <text:p text:style-name="P2"/>
          </draw:line>
          <draw:frame draw:style-name="gr3" draw:text-style-name="P3" draw:layer="layout" svg:width="0.726cm" svg:height="0.763cm" svg:x="7.496cm" svg:y="10.272cm">
            <draw:text-box>
              <text:p text:style-name="P2"><text:span text:style-name="T1">x</text:span></text:p>
            </draw:text-box>
          </draw:frame>
          <draw:frame draw:style-name="gr3" draw:text-style-name="P3" draw:layer="layout" svg:width="0.726cm" svg:height="0.763cm" svg:x="2.696cm" svg:y="11.373cm">
            <draw:text-box>
              <text:p text:style-name="P2"><text:span text:style-name="T1">y</text:span></text:p>
            </draw:text-box>
          </draw:frame>
          <draw:frame draw:style-name="gr3" draw:text-style-name="P3" draw:layer="layout" svg:width="0.726cm" svg:height="0.763cm" svg:x="4.596cm" svg:y="6.774cm">
            <draw:text-box>
              <text:p text:style-name="P2"><text:span text:style-name="T1">z</text:span></text:p>
            </draw:text-box>
          </draw:frame>
        </draw:g>
        <draw:g>
          <draw:line draw:style-name="gr2" draw:text-style-name="P1" draw:layer="layout" svg:x1="7.684cm" svg:y1="9.297cm" svg:x2="13.105cm" svg:y2="10.604cm">
            <text:p text:style-name="P2"/>
          </draw:line>
          <draw:line draw:style-name="gr2" draw:text-style-name="P1" draw:layer="layout" svg:x1="8.652cm" svg:y1="11.572cm" svg:x2="12.282cm" svg:y2="8.071cm">
            <text:p text:style-name="P2"/>
          </draw:line>
          <draw:line draw:style-name="gr2" draw:text-style-name="P1" draw:layer="layout" svg:x1="10.379cm" svg:y1="7.377cm" svg:x2="10.379cm" svg:y2="11.975cm">
            <text:p text:style-name="P2"/>
          </draw:line>
          <draw:frame draw:style-name="gr3" draw:text-style-name="P3" draw:layer="layout" svg:width="0.726cm" svg:height="0.763cm" svg:x="12.897cm" svg:y="10.22cm">
            <draw:text-box>
              <text:p text:style-name="P2"><text:span text:style-name="T1">x</text:span></text:p>
            </draw:text-box>
          </draw:frame>
          <draw:frame draw:style-name="gr3" draw:text-style-name="P3" draw:layer="layout" svg:width="0.726cm" svg:height="0.763cm" svg:x="8.097cm" svg:y="11.321cm">
            <draw:text-box>
              <text:p text:style-name="P2"><text:span text:style-name="T1">y</text:span></text:p>
            </draw:text-box>
          </draw:frame>
          <draw:frame draw:style-name="gr3" draw:text-style-name="P3" draw:layer="layout" svg:width="0.726cm" svg:height="0.763cm" svg:x="9.997cm" svg:y="6.722cm">
            <draw:text-box>
              <text:p text:style-name="P2"><text:span text:style-name="T1">z</text:span></text:p>
            </draw:text-box>
          </draw:frame>
        </draw:g>
        <draw:g>
          <draw:line draw:style-name="gr2" draw:text-style-name="P1" draw:layer="layout" svg:x1="13.316cm" svg:y1="9.197cm" svg:x2="18.737cm" svg:y2="10.504cm">
            <text:p text:style-name="P2"/>
          </draw:line>
          <draw:line draw:style-name="gr2" draw:text-style-name="P1" draw:layer="layout" svg:x1="14.284cm" svg:y1="11.472cm" svg:x2="17.914cm" svg:y2="7.971cm">
            <text:p text:style-name="P2"/>
          </draw:line>
          <draw:line draw:style-name="gr2" draw:text-style-name="P1" draw:layer="layout" svg:x1="16.011cm" svg:y1="7.277cm" svg:x2="16.011cm" svg:y2="11.875cm">
            <text:p text:style-name="P2"/>
          </draw:line>
          <draw:frame draw:style-name="gr3" draw:text-style-name="P3" draw:layer="layout" svg:width="0.726cm" svg:height="0.763cm" svg:x="18.529cm" svg:y="10.12cm">
            <draw:text-box>
              <text:p text:style-name="P2"><text:span text:style-name="T1">x</text:span></text:p>
            </draw:text-box>
          </draw:frame>
          <draw:frame draw:style-name="gr3" draw:text-style-name="P3" draw:layer="layout" svg:width="0.726cm" svg:height="0.763cm" svg:x="13.729cm" svg:y="11.221cm">
            <draw:text-box>
              <text:p text:style-name="P2"><text:span text:style-name="T1">y</text:span></text:p>
            </draw:text-box>
          </draw:frame>
          <draw:frame draw:style-name="gr3" draw:text-style-name="P3" draw:layer="layout" svg:width="0.726cm" svg:height="0.763cm" svg:x="15.629cm" svg:y="6.622cm">
            <draw:text-box>
              <text:p text:style-name="P2"><text:span text:style-name="T1">z</text:span></text:p>
            </draw:text-box>
          </draw:frame>
        </draw:g>
        <draw:g>
          <draw:path draw:style-name="gr4" draw:text-style-name="P1" draw:layer="layout" svg:width="2.07cm" svg:height="1.044cm" draw:transform="rotate (-1.33552594362581) translate (16.5312183121699cm 7.40520467758366cm)" svg:viewBox="0 0 2071 1045" svg:d="m0-28156c166-238 192-258 192-258 0 0 271-219 271-219 0 0 298-66 298-66 0 0 311 40 311 40 0 0 291 139 291 139 0 0 410 410 403 410s305 456 305 456c0 0 0 0-7 0 0 0 0 0-2064-502z">
            <text:p text:style-name="P2"/>
          </draw:path>
          <draw:path draw:style-name="gr4" draw:text-style-name="P1" draw:layer="layout" svg:width="2.07cm" svg:height="1.044cm" draw:transform="rotate (1.32278504008625) translate (14.9662681220657cm 9.39942729674273cm)" svg:viewBox="0 0 2071 1045" svg:d="m2071 34174c-166-238-192-258-192-258 0 0-271-219-271-219 0 0-298-66-298-66 0 0-311 40-311 40 0 0-291 139-291 139 0 0-410 410-403 410s-305 456-305 456c0 0 0 0 7 0 0 0 0 0 2064-502z">
            <text:p text:style-name="P2"/>
          </draw:path>
        </draw:g>
        <draw:g>
          <draw:path draw:style-name="gr1" draw:text-style-name="P1" draw:layer="layout" svg:width="2.07cm" svg:height="1.044cm" draw:transform="rotate (1.84551115105846) translate (15.5568932014813cm 12.3298066143283cm)" svg:viewBox="0 0 2071 1045" svg:d="m0 23801c166-238 192-258 192-258 0 0 271-219 271-219 0 0 298-66 298-66 0 0 311 40 311 40 0 0 291 139 291 139 0 0 410 410 403 410s305 456 305 456c0 0 0 0-7 0 0 0 0 0-2064-502z">
            <text:p text:style-name="P2"/>
          </draw:path>
          <draw:path draw:style-name="gr1" draw:text-style-name="P1" draw:layer="layout" svg:width="2.07cm" svg:height="1.044cm" draw:transform="rotate (-1.77971223825828) translate (17.0423572035429cm 10.275874264758cm)" svg:viewBox="0 0 2071 1045" svg:d="m2071-37064c-166-238-192-258-192-258 0 0-271-219-271-219 0 0-298-65-298-65 0 0-311 40-311 40 0 0-291 139-291 139 0 0-410 410-403 410s-305 456-305 456c0 0 0 0 7 0 0 0 0 0 2064-503z">
            <text:p text:style-name="P2"/>
          </draw:path>
        </draw:g>
        <draw:g>
          <draw:path draw:style-name="gr4" draw:text-style-name="P1" draw:layer="layout" svg:width="2.07cm" svg:height="1.044cm" svg:x="2.644cm" svg:y="8.904cm" svg:viewBox="0 0 2071 1045" svg:d="m0 543c166-238 192-258 192-258 0 0 271-219 271-219 0 0 298-66 298-66 0 0 311 40 311 40 0 0 291 139 291 139 0 0 410 410 403 410s305 456 305 456c0 0 0 0-7 0 0 0 0 0-2064-502z">
            <text:p text:style-name="P2"/>
          </draw:path>
          <draw:path draw:style-name="gr4" draw:text-style-name="P1" draw:layer="layout" svg:width="2.07cm" svg:height="1.044cm" draw:transform="rotate (2.65831098371206) translate (4.21848530899591cm 10.8907030387141cm)" svg:viewBox="0 0 2071 1045" svg:d="m2071-14823c-166-238-192-258-192-258 0 0-271-219-271-219 0 0-298-66-298-66 0 0-311 40-311 40 0 0-291 139-291 139 0 0-410 410-403 410s-305 456-305 456c0 0 0 0 7 0 0 0 0 0 2064-502z">
            <text:p text:style-name="P2"/>
          </draw:path>
        </draw:g>
        <draw:g>
          <draw:path draw:style-name="gr1" draw:text-style-name="P1" draw:layer="layout" svg:width="2.07cm" svg:height="1.044cm" draw:transform="rotate (3.1415926535892) translate (7.29399999999968cm 11.0869999999987cm)" svg:viewBox="0 0 2071 1045" svg:d="m0-21631c166-238 192-258 192-258 0 0 271-219 271-219 0 0 298-66 298-66 0 0 311 40 311 40 0 0 291 139 291 139 0 0 410 410 403 410s305 456 305 456c0 0 0 0-7 0 0 0 0 0-2064-502z">
            <text:p text:style-name="P2"/>
          </draw:path>
          <draw:path draw:style-name="gr1" draw:text-style-name="P1" draw:layer="layout" svg:width="2.07cm" svg:height="1.045cm" draw:transform="rotate (-0.483630735727537) translate (5.72005026169651cm 9.1000617474786cm)" svg:viewBox="0 0 2071 1046" svg:d="m2071 11336c-166-238-192-258-192-258 0 0-271-219-271-219 0 0-298-66-298-66 0 0-311 40-311 40 0 0-291 139-291 139 0 0-410 411-403 411s-305 456-305 456c0 0 0 0 7 0 0 0 0 0 2064-503z">
            <text:p text:style-name="P2"/>
          </draw:path>
        </draw:g>
        <draw:frame draw:style-name="gr3" draw:layer="layout" svg:width="0.875cm" svg:height="0.962cm" svg:x="5.984cm" svg:y="9.81cm">
          <draw:text-box>
            <text:p text:style-name="P2">+</text:p>
          </draw:text-box>
        </draw:frame>
        <draw:frame draw:style-name="gr3" draw:text-style-name="P4" draw:layer="layout" svg:width="0.849cm" svg:height="1.081cm" svg:x="3.043cm" svg:y="9.027cm">
          <draw:text-box>
            <text:p text:style-name="P2"><text:span text:style-name="T3">-</text:span></text:p>
          </draw:text-box>
        </draw:frame>
        <draw:frame draw:style-name="gr3" draw:layer="layout" svg:width="1.386cm" svg:height="1.114cm" svg:x="6.016cm" svg:y="8.65cm">
          <draw:text-box>
            <text:p text:style-name="P2">2<text:span text:style-name="T2">p</text:span><text:span text:style-name="T4">x</text:span></text:p>
          </draw:text-box>
        </draw:frame>
        <draw:g>
          <draw:path draw:style-name="gr4" draw:text-style-name="P1" draw:layer="layout" svg:width="2.07cm" svg:height="1.044cm" draw:transform="rotate (-2.08863551586122) translate (12.4376431291584cm 8.56506251276774cm)" svg:viewBox="0 0 2071 1045" svg:d="m0-29550c166-238 192-258 192-258 0 0 271-219 271-219 0 0 298-66 298-66 0 0 311 40 311 40 0 0 291 139 291 139 0 0 410 410 403 410s305 456 305 456c0 0 0 0-7 0 0 0 0 0-2064-502z">
            <text:p text:style-name="P2"/>
          </draw:path>
          <draw:path draw:style-name="gr4" draw:text-style-name="P1" draw:layer="layout" svg:width="2.07cm" svg:height="1.044cm" draw:transform="rotate (0.569675467850842) translate (9.9320389137237cm 8.9496928130152cm)" svg:viewBox="0 0 2071 1045" svg:d="m2071 26330c-166-238-192-258-192-258 0 0-271-219-271-219 0 0-298-66-298-66 0 0-311 40-311 40 0 0-291 139-291 139 0 0-410 410-403 410s-305 456-305 456c0 0 0 0 7 0 0 0 0 0 2064-502z">
            <text:p text:style-name="P2"/>
          </draw:path>
        </draw:g>
        <draw:g>
          <draw:path draw:style-name="gr1" draw:text-style-name="P1" draw:layer="layout" svg:width="2.07cm" svg:height="1.044cm" draw:transform="rotate (1.02590453432207) translate (8.29224938158883cm 11.2290951592313cm)" svg:viewBox="0 0 2071 1045" svg:d="m0 26366c166-238 192-258 192-258 0 0 271-219 271-219 0 0 298-66 298-66 0 0 311 40 311 40 0 0 291 139 291 139 0 0 410 410 403 410s305 456 305 456c0 0 0 0-7 0 0 0 0 0-2064-502z">
            <text:p text:style-name="P2"/>
          </draw:path>
          <draw:path draw:style-name="gr1" draw:text-style-name="P1" draw:layer="layout" svg:width="2.07cm" svg:height="1.045cm" draw:transform="rotate (-2.59931885499585) translate (10.807264330856cm 10.9129603731149cm)" svg:viewBox="0 0 2071 1046" svg:d="m2071-29307c-166-238-192-258-192-258 0 0-271-219-271-219 0 0-298-66-298-66 0 0-311 41-311 41 0 0-291 139-291 139 0 0-410 410-403 410s-305 456-305 456c0 0 0 0 7 0 0 0 0 0 2064-503z">
            <text:p text:style-name="P2"/>
          </draw:path>
        </draw:g>
        <draw:frame draw:style-name="gr3" draw:text-style-name="P4" draw:layer="layout" svg:width="0.849cm" svg:height="1.081cm" svg:x="10.944cm" svg:y="8.328cm">
          <draw:text-box>
            <text:p text:style-name="P2"><text:span text:style-name="T3">-</text:span></text:p>
          </draw:text-box>
        </draw:frame>
        <draw:frame draw:style-name="gr3" draw:layer="layout" svg:width="0.875cm" svg:height="0.962cm" svg:x="8.985cm" svg:y="10.41cm">
          <draw:text-box>
            <text:p text:style-name="P2">+</text:p>
          </draw:text-box>
        </draw:frame>
        <draw:frame draw:style-name="gr3" draw:layer="layout" svg:width="1.386cm" svg:height="1.114cm" svg:x="11.916cm" svg:y="8.55cm">
          <draw:text-box>
            <text:p text:style-name="P2">2<text:span text:style-name="T2">p</text:span><text:span text:style-name="T4">y</text:span></text:p>
          </draw:text-box>
        </draw:frame>
        <draw:frame draw:style-name="gr3" draw:text-style-name="P4" draw:layer="layout" svg:width="0.849cm" svg:height="1.081cm" svg:x="15.566cm" svg:y="7.766cm">
          <draw:text-box>
            <text:p text:style-name="P2"><text:span text:style-name="T3">-</text:span></text:p>
          </draw:text-box>
        </draw:frame>
        <draw:frame draw:style-name="gr3" draw:layer="layout" svg:width="0.875cm" svg:height="0.962cm" svg:x="15.59cm" svg:y="10.876cm">
          <draw:text-box>
            <text:p text:style-name="P2">+</text:p>
          </draw:text-box>
        </draw:frame>
        <draw:frame draw:style-name="gr3" draw:layer="layout" svg:width="1.386cm" svg:height="1.114cm" svg:x="16.216cm" svg:y="6.85cm">
          <draw:text-box>
            <text:p text:style-name="P2">2<text:span text:style-name="T2">p</text:span><text:span text:style-name="T4">z</text:span></text:p>
          </draw:text-box>
        </draw:frame>
        <draw:g>
          <draw:line draw:style-name="gr2" draw:text-style-name="P1" draw:layer="layout" svg:x1="4.185cm" svg:y1="14.797cm" svg:x2="9.606cm" svg:y2="16.104cm">
            <text:p text:style-name="P2"/>
          </draw:line>
          <draw:line draw:style-name="gr2" draw:text-style-name="P1" draw:layer="layout" svg:x1="5.153cm" svg:y1="17.072cm" svg:x2="8.783cm" svg:y2="13.571cm">
            <text:p text:style-name="P2"/>
          </draw:line>
          <draw:line draw:style-name="gr2" draw:text-style-name="P1" draw:layer="layout" svg:x1="6.88cm" svg:y1="12.877cm" svg:x2="6.88cm" svg:y2="17.475cm">
            <text:p text:style-name="P2"/>
          </draw:line>
          <draw:frame draw:style-name="gr3" draw:text-style-name="P3" draw:layer="layout" svg:width="0.726cm" svg:height="0.763cm" svg:x="9.398cm" svg:y="15.72cm">
            <draw:text-box>
              <text:p text:style-name="P2"><text:span text:style-name="T1">x</text:span></text:p>
            </draw:text-box>
          </draw:frame>
          <draw:frame draw:style-name="gr3" draw:text-style-name="P3" draw:layer="layout" svg:width="0.726cm" svg:height="0.763cm" svg:x="4.598cm" svg:y="16.821cm">
            <draw:text-box>
              <text:p text:style-name="P2"><text:span text:style-name="T1">y</text:span></text:p>
            </draw:text-box>
          </draw:frame>
          <draw:frame draw:style-name="gr3" draw:text-style-name="P3" draw:layer="layout" svg:width="0.726cm" svg:height="0.763cm" svg:x="6.498cm" svg:y="12.222cm">
            <draw:text-box>
              <text:p text:style-name="P2"><text:span text:style-name="T1">z</text:span></text:p>
            </draw:text-box>
          </draw:frame>
        </draw:g>
        <draw:g>
          <draw:path draw:style-name="gr4" draw:text-style-name="P1" draw:layer="layout" svg:width="2.07cm" svg:height="1.044cm" draw:transform="rotate (-2.08863551586122) translate (8.98964312915848cm 14.0150625127677cm)" svg:viewBox="0 0 2071 1045" svg:d="m0-28954c166-238 192-258 192-258 0 0 271-219 271-219 0 0 298-66 298-66 0 0 311 40 311 40 0 0 291 139 291 139 0 0 410 410 403 410s305 456 305 456c0 0 0 0-7 0 0 0 0 0-2064-502z">
            <text:p text:style-name="P2"/>
          </draw:path>
          <draw:path draw:style-name="gr4" draw:text-style-name="P1" draw:layer="layout" svg:width="2.07cm" svg:height="1.044cm" draw:transform="rotate (0.569675467850842) translate (6.4840389137237cm 14.3996928130152cm)" svg:viewBox="0 0 2071 1045" svg:d="m2071 31789c-166-238-192-258-192-258 0 0-271-219-271-219 0 0-298-66-298-66 0 0-311 40-311 40 0 0-291 139-291 139 0 0-410 410-403 410s-305 456-305 456c0 0 0 0 7 0 0 0 0 0 2064-502z">
            <text:p text:style-name="P2"/>
          </draw:path>
        </draw:g>
        <draw:g>
          <draw:path draw:style-name="gr1" draw:text-style-name="P1" draw:layer="layout" svg:width="2.07cm" svg:height="1.044cm" draw:transform="rotate (3.1415926535892) translate (9.24499999999968cm 16.5229999999986cm)" svg:viewBox="0 0 2071 1045" svg:d="m0-32503c166-238 192-258 192-258 0 0 271-219 271-219 0 0 298-66 298-66 0 0 311 40 311 40 0 0 291 139 291 139 0 0 410 410 403 410s305 456 305 456c0 0 0 0-7 0 0 0 0 0-2064-502z">
            <text:p text:style-name="P2"/>
          </draw:path>
          <draw:path draw:style-name="gr1" draw:text-style-name="P1" draw:layer="layout" svg:width="2.07cm" svg:height="1.044cm" draw:transform="rotate (-0.483630735727537) translate (7.67105026169651cm 14.5360617474786cm)" svg:viewBox="0 0 2071 1045" svg:d="m2071 19147c-166-238-192-258-192-258 0 0-271-219-271-219 0 0-298-66-298-66 0 0-311 40-311 40 0 0-291 139-291 139 0 0-410 410-403 410s-305 456-305 456c0 0 0 0 7 0 0 0 0 0 2064-502z">
            <text:p text:style-name="P2"/>
          </draw:path>
        </draw:g>
        <draw:g>
          <draw:path draw:style-name="gr1" draw:text-style-name="P1" draw:layer="layout" svg:width="2.07cm" svg:height="1.044cm" svg:x="4.546cm" svg:y="14.331cm" svg:viewBox="0 0 2071 1045" svg:d="m0 543c166-238 192-258 192-258 0 0 271-219 271-219 0 0 298-66 298-66 0 0 311 40 311 40 0 0 291 139 291 139 0 0 410 410 403 410s305 456 305 456c0 0 0 0-7 0 0 0 0 0-2064-502z">
            <text:p text:style-name="P2"/>
          </draw:path>
          <draw:path draw:style-name="gr1" draw:text-style-name="P1" draw:layer="layout" svg:width="2.07cm" svg:height="1.044cm" draw:transform="rotate (2.65796191786166) translate (6.11994973830259cm 16.3179382525218cm)" svg:viewBox="0 0 2071 1045" svg:d="m2071-22659c-166-238-192-258-192-258 0 0-271-219-271-219 0 0-298-65-298-65 0 0-311 40-311 40 0 0-291 139-291 139 0 0-410 410-403 410s-305 456-305 456c0 0 0 0 7 0 0 0 0 0 2064-503z">
            <text:p text:style-name="P2"/>
          </draw:path>
        </draw:g>
        <draw:g>
          <draw:path draw:style-name="gr4" draw:text-style-name="P1" draw:layer="layout" svg:width="2.07cm" svg:height="1.044cm" draw:transform="rotate (1.05313167065318) translate (4.81942539018831cm 16.8470855674378cm)" svg:viewBox="0 0 2071 1045" svg:d="m0 25592c166-238 192-258 192-258 0 0 271-218 271-218 0 0 298-66 298-66 0 0 311 40 311 40 0 0 291 139 291 139 0 0 410 410 403 410s305 456 305 456c0 0 0 0-7 0 0 0 0 0-2064-503z">
            <text:p text:style-name="P2"/>
          </draw:path>
          <draw:path draw:style-name="gr4" draw:text-style-name="P1" draw:layer="layout" svg:width="2.07cm" svg:height="1.044cm" draw:transform="rotate (-2.57209171866356) translate (7.32493076984494cm 16.4625980843752cm)" svg:viewBox="0 0 2071 1045" svg:d="m2071-35085c-166-238-192-258-192-258 0 0-271-219-271-219 0 0-298-66-298-66 0 0-311 40-311 40 0 0-291 139-291 139 0 0-410 410-403 410s-305 456-305 456c0 0 0 0 7 0 0 0 0 0 2064-502z">
            <text:p text:style-name="P2"/>
          </draw:path>
        </draw:g>
        <draw:frame draw:style-name="gr3" draw:layer="layout" svg:width="0.875cm" svg:height="0.962cm" svg:x="7.986cm" svg:y="15.31cm">
          <draw:text-box>
            <text:p text:style-name="P2">+</text:p>
          </draw:text-box>
        </draw:frame>
        <draw:frame draw:style-name="gr3" draw:layer="layout" svg:width="0.875cm" svg:height="0.962cm" svg:x="4.987cm" svg:y="14.51cm">
          <draw:text-box>
            <text:p text:style-name="P2">+</text:p>
          </draw:text-box>
        </draw:frame>
        <draw:frame draw:style-name="gr3" draw:text-style-name="P4" draw:layer="layout" svg:width="0.849cm" svg:height="1.081cm" svg:x="5.444cm" svg:y="15.928cm">
          <draw:text-box>
            <text:p text:style-name="P2"><text:span text:style-name="T3">-</text:span></text:p>
          </draw:text-box>
        </draw:frame>
        <draw:frame draw:style-name="gr3" draw:text-style-name="P4" draw:layer="layout" svg:width="0.849cm" svg:height="1.081cm" svg:x="7.545cm" svg:y="13.729cm">
          <draw:text-box>
            <text:p text:style-name="P2"><text:span text:style-name="T3">-</text:span></text:p>
          </draw:text-box>
        </draw:frame>
        <draw:frame draw:style-name="gr3" draw:layer="layout" svg:width="2.179cm" svg:height="1.21cm" svg:x="7.216cm" svg:y="17.25cm">
          <draw:text-box>
            <text:p text:style-name="P2"><text:span text:style-name="T2">3d</text:span><text:span text:style-name="T4">x</text:span><text:span text:style-name="T5">2</text:span><text:span text:style-name="T6">- </text:span><text:span text:style-name="T4">y</text:span><text:span text:style-name="T5">2</text:span></text:p>
          </draw:text-box>
        </draw:frame>
        <draw:path draw:style-name="gr6" draw:text-style-name="P1" draw:layer="layout" svg:width="1.46cm" svg:height="0.631cm" svg:x="13.124cm" svg:y="15.058cm" svg:viewBox="0 0 1461 632" svg:d="m9 272c-15 94 31 176 31 176 0 0 155 96 155 106s244 56 244 56c0 0 308 22 311 22s296-37 296-37c0 0 265-85 265-85 0 0 150-159 150-159 0 0-83-163-83-167s-243-118-243-118c0 0-159-44-162-44s-210-22-210-22c0 0-254 25-254 25 0 0-308 91-308 91 0 0-201 175-201 175 0 0 0 0 9-19z">
          <text:p text:style-name="P2"/>
        </draw:path>
        <draw:g>
          <draw:path draw:style-name="gr1" draw:text-style-name="P1" draw:layer="layout" svg:width="2.07cm" svg:height="1.044cm" draw:transform="rotate (1.29590696960555) translate (12.8299173784345cm 14.8912986633755cm)" svg:viewBox="0 0 2071 1045" svg:d="m2071 33324c-166-238-192-258-192-258 0 0-271-219-271-219 0 0-298-66-298-66 0 0-311 40-311 40 0 0-291 139-291 139 0 0-410 410-403 410s-305 456-305 456c0 0 0 0 7 0 0 0 0 0 2064-502z">
            <text:p text:style-name="P2"/>
          </draw:path>
          <draw:path draw:style-name="gr1" draw:text-style-name="P1" draw:layer="layout" svg:width="2.07cm" svg:height="1.045cm" draw:transform="rotate (-1.36170588240572) translate (14.4477195755422cm 12.9262633366376cm)" svg:viewBox="0 0 2071 1046" svg:d="m0-22357c166-238 192-258 192-258 0 0 271-219 271-219 0 0 298-66 298-66 0 0 311 40 311 40 0 0 291 139 291 139 0 0 410 411 403 411s305 456 305 456c0 0 0 0-7 0 0 0 0 0-2064-503z">
            <text:p text:style-name="P2"/>
          </draw:path>
        </draw:g>
        <draw:frame draw:style-name="gr3" draw:layer="layout" svg:width="0.875cm" svg:height="0.962cm" svg:x="13.447cm" svg:y="13.396cm">
          <draw:text-box>
            <text:p text:style-name="P2">+</text:p>
          </draw:text-box>
        </draw:frame>
        <draw:line draw:style-name="gr2" draw:text-style-name="P1" draw:layer="layout" svg:x1="13.481cm" svg:y1="15.624cm" svg:x2="14.116cm" svg:y2="15.108cm">
          <text:p text:style-name="P2"/>
        </draw:line>
        <draw:line draw:style-name="gr2" draw:text-style-name="P1" draw:layer="layout" svg:x1="13.342cm" svg:y1="15.213cm" svg:x2="14.51cm" svg:y2="15.458cm">
          <text:p text:style-name="P2"/>
        </draw:line>
        <draw:path draw:style-name="gr1" draw:text-style-name="P1" draw:layer="layout" svg:width="0.455cm" svg:height="0.2cm" draw:transform="skewX (0.0102974425867646) rotate (-0.0657989128001738) translate (13.6639916550718cm 15.4370748408286cm)" svg:viewBox="0 0 456 201" svg:d="m0 29211c7-19 199-201 199-201 0 0 257 177 257 177 0 0 0 0-456 24z">
          <text:p text:style-name="P2"/>
        </draw:path>
        <draw:frame draw:style-name="gr3" draw:layer="layout" svg:width="1.544cm" svg:height="1.114cm" svg:x="14.417cm" svg:y="17.25cm">
          <draw:text-box>
            <text:p text:style-name="P2"><text:span text:style-name="T2">3d</text:span><text:span text:style-name="T4">z</text:span><text:span text:style-name="T5">2</text:span></text:p>
          </draw:text-box>
        </draw:frame>
        <draw:g>
          <draw:path draw:style-name="gr1" draw:text-style-name="P1" draw:layer="layout" svg:width="2.07cm" svg:height="1.044cm" draw:transform="rotate (2.70683113691749) translate (18.004715128753cm 23.5511871913298cm)" svg:viewBox="0 0 2071 1045" svg:d="m0-27011c166-238 192-258 192-258 0 0 271-219 271-219 0 0 298-66 298-66 0 0 311 40 311 40 0 0 291 139 291 139 0 0 410 410 403 410s305 456 305 456c0 0 0 0-7 0 0 0 0 0-2064-502z">
            <text:p text:style-name="P2"/>
          </draw:path>
          <draw:path draw:style-name="gr1" draw:text-style-name="P1" draw:layer="layout" svg:width="2.07cm" svg:height="1.044cm" draw:transform="rotate (-0.91839225240043) translate (17.4140758234757cm 21.0861544107991cm)" svg:viewBox="0 0 2071 1045" svg:d="m2071-1531c-166-238-192-258-192-258 0 0-271-219-271-219 0 0-298-65-298-65 0 0-311 40-311 40 0 0-291 139-291 139 0 0-410 410-403 410s-305 456-305 456c0 0 0 0 7 0 0 0 0 0 2064-503z">
            <text:p text:style-name="P2"/>
          </draw:path>
        </draw:g>
        <draw:g>
          <draw:line draw:style-name="gr2" draw:text-style-name="P1" draw:layer="layout" svg:x1="13.703cm" svg:y1="20.923cm" svg:x2="19.124cm" svg:y2="22.23cm">
            <text:p text:style-name="P2"/>
          </draw:line>
          <draw:line draw:style-name="gr2" draw:text-style-name="P1" draw:layer="layout" svg:x1="14.671cm" svg:y1="23.198cm" svg:x2="18.301cm" svg:y2="19.697cm">
            <text:p text:style-name="P2"/>
          </draw:line>
          <draw:line draw:style-name="gr2" draw:text-style-name="P1" draw:layer="layout" svg:x1="16.398cm" svg:y1="19.003cm" svg:x2="16.398cm" svg:y2="23.601cm">
            <text:p text:style-name="P2"/>
          </draw:line>
          <draw:frame draw:style-name="gr3" draw:text-style-name="P3" draw:layer="layout" svg:width="0.726cm" svg:height="0.763cm" svg:x="18.916cm" svg:y="21.846cm">
            <draw:text-box>
              <text:p text:style-name="P2"><text:span text:style-name="T1">x</text:span></text:p>
            </draw:text-box>
          </draw:frame>
          <draw:frame draw:style-name="gr3" draw:text-style-name="P3" draw:layer="layout" svg:width="0.726cm" svg:height="0.763cm" svg:x="14.116cm" svg:y="22.947cm">
            <draw:text-box>
              <text:p text:style-name="P2"><text:span text:style-name="T1">y</text:span></text:p>
            </draw:text-box>
          </draw:frame>
          <draw:frame draw:style-name="gr3" draw:text-style-name="P3" draw:layer="layout" svg:width="0.726cm" svg:height="0.763cm" svg:x="16.016cm" svg:y="18.348cm">
            <draw:text-box>
              <text:p text:style-name="P2"><text:span text:style-name="T1">z</text:span></text:p>
            </draw:text-box>
          </draw:frame>
        </draw:g>
        <draw:g>
          <draw:line draw:style-name="gr2" draw:text-style-name="P1" draw:layer="layout" svg:x1="7.88cm" svg:y1="21.002cm" svg:x2="13.301cm" svg:y2="22.309cm">
            <text:p text:style-name="P2"/>
          </draw:line>
          <draw:line draw:style-name="gr2" draw:text-style-name="P1" draw:layer="layout" svg:x1="8.848cm" svg:y1="23.277cm" svg:x2="12.478cm" svg:y2="19.776cm">
            <text:p text:style-name="P2"/>
          </draw:line>
          <draw:line draw:style-name="gr2" draw:text-style-name="P1" draw:layer="layout" svg:x1="10.575cm" svg:y1="19.082cm" svg:x2="10.575cm" svg:y2="23.68cm">
            <text:p text:style-name="P2"/>
          </draw:line>
          <draw:frame draw:style-name="gr3" draw:text-style-name="P3" draw:layer="layout" svg:width="0.726cm" svg:height="0.763cm" svg:x="13.093cm" svg:y="21.925cm">
            <draw:text-box>
              <text:p text:style-name="P2"><text:span text:style-name="T1">x</text:span></text:p>
            </draw:text-box>
          </draw:frame>
          <draw:frame draw:style-name="gr3" draw:text-style-name="P3" draw:layer="layout" svg:width="0.726cm" svg:height="0.763cm" svg:x="8.293cm" svg:y="23.026cm">
            <draw:text-box>
              <text:p text:style-name="P2"><text:span text:style-name="T1">y</text:span></text:p>
            </draw:text-box>
          </draw:frame>
          <draw:frame draw:style-name="gr3" draw:text-style-name="P3" draw:layer="layout" svg:width="0.726cm" svg:height="0.763cm" svg:x="10.193cm" svg:y="18.427cm">
            <draw:text-box>
              <text:p text:style-name="P2"><text:span text:style-name="T1">z</text:span></text:p>
            </draw:text-box>
          </draw:frame>
        </draw:g>
        <draw:g>
          <draw:line draw:style-name="gr2" draw:text-style-name="P1" draw:layer="layout" svg:x1="2.117cm" svg:y1="21.102cm" svg:x2="7.538cm" svg:y2="22.409cm">
            <text:p text:style-name="P2"/>
          </draw:line>
          <draw:line draw:style-name="gr2" draw:text-style-name="P1" draw:layer="layout" svg:x1="3.085cm" svg:y1="23.377cm" svg:x2="6.715cm" svg:y2="19.876cm">
            <text:p text:style-name="P2"/>
          </draw:line>
          <draw:line draw:style-name="gr2" draw:text-style-name="P1" draw:layer="layout" svg:x1="4.812cm" svg:y1="19.182cm" svg:x2="4.812cm" svg:y2="23.78cm">
            <text:p text:style-name="P2"/>
          </draw:line>
          <draw:frame draw:style-name="gr3" draw:text-style-name="P3" draw:layer="layout" svg:width="0.726cm" svg:height="0.763cm" svg:x="7.33cm" svg:y="22.025cm">
            <draw:text-box>
              <text:p text:style-name="P2"><text:span text:style-name="T1">x</text:span></text:p>
            </draw:text-box>
          </draw:frame>
          <draw:frame draw:style-name="gr3" draw:text-style-name="P3" draw:layer="layout" svg:width="0.726cm" svg:height="0.763cm" svg:x="2.53cm" svg:y="23.126cm">
            <draw:text-box>
              <text:p text:style-name="P2"><text:span text:style-name="T1">y</text:span></text:p>
            </draw:text-box>
          </draw:frame>
          <draw:frame draw:style-name="gr3" draw:text-style-name="P3" draw:layer="layout" svg:width="0.726cm" svg:height="0.763cm" svg:x="4.43cm" svg:y="18.527cm">
            <draw:text-box>
              <text:p text:style-name="P2"><text:span text:style-name="T1">z</text:span></text:p>
            </draw:text-box>
          </draw:frame>
        </draw:g>
        <draw:g>
          <draw:path draw:style-name="gr1" draw:text-style-name="P1" draw:layer="layout" svg:width="2.07cm" svg:height="1.044cm" draw:transform="rotate (-0.434412450822492) translate (14.8500011321796cm 19.6869740002688cm)" svg:viewBox="0 0 2071 1045" svg:d="m0 23759c166-237 192-257 192-257 0 0 271-219 271-219 0 0 298-66 298-66 0 0 311 40 311 40 0 0 291 139 291 139 0 0 410 410 403 410s305 456 305 456c0 0 0 0-7 0 0 0 0 0-2064-503z">
            <text:p text:style-name="P2"/>
          </draw:path>
          <draw:path draw:style-name="gr1" draw:text-style-name="P1" draw:layer="layout" svg:width="2.07cm" svg:height="1.043cm" draw:transform="rotate (2.22372399996556) translate (15.4418014122514cm 22.1518635007378cm)" svg:viewBox="0 0 2071 1044" svg:d="m2071-1842c-166-238-192-258-192-258 0 0-270-219-270-219 0 0-298-65-298-65 0 0-311 40-311 40 0 0-292 139-292 139 0 0-410 409-403 409s-305 456-305 456c0 0 0 0 7 0 0 0 0 0 2064-502z">
            <text:p text:style-name="P2"/>
          </draw:path>
        </draw:g>
        <draw:g>
          <draw:path draw:style-name="gr4" draw:text-style-name="P1" draw:layer="layout" svg:width="2.07cm" svg:height="1.044cm" draw:transform="rotate (1.44530715357623) translate (15.0907033157303cm 23.6579776042421cm)" svg:viewBox="0 0 2071 1045" svg:d="m0 36408c166-238 192-258 192-258 0 0 271-218 271-218 0 0 298-66 298-66 0 0 311 40 311 40 0 0 291 139 291 139 0 0 410 410 403 410s305 456 305 456c0 0 0 0-7 0 0 0 0 0-2064-503z">
            <text:p text:style-name="P2"/>
          </draw:path>
          <draw:path draw:style-name="gr4" draw:text-style-name="P1" draw:layer="layout" svg:width="2.07cm" svg:height="1.044cm" draw:transform="rotate (-2.17991623574169) translate (17.2590391950914cm 22.3450772476298cm)" svg:viewBox="0 0 2071 1045" svg:d="m2071-53336c-166-238-192-258-192-258 0 0-271-219-271-219 0 0-298-66-298-66 0 0-311 40-311 40 0 0-291 139-291 139 0 0-410 410-403 410s-305 456-305 456c0 0 0 0 7 0 0 0 0 0 2064-502z">
            <text:p text:style-name="P2"/>
          </draw:path>
        </draw:g>
        <draw:g>
          <draw:path draw:style-name="gr4" draw:text-style-name="P1" draw:layer="layout" svg:width="2.07cm" svg:height="1.044cm" draw:transform="rotate (-1.69593643416376) translate (17.8160567363837cm 19.3368015261178cm)" svg:viewBox="0 0 2071 1045" svg:d="m0-39639c166-238 192-258 192-258 0 0 271-218 271-218 0 0 298-65 298-65 0 0 311 40 311 40 0 0 291 139 291 139 0 0 410 410 403 410s305 456 305 456c0 0 0 0-7 0 0 0 0 0-2064-504z">
            <text:p text:style-name="P2"/>
          </draw:path>
          <draw:path draw:style-name="gr4" draw:text-style-name="P1" draw:layer="layout" svg:width="2.07cm" svg:height="1.044cm" draw:transform="rotate (0.961501884923495) translate (15.6478776877728cm 20.6496423385341cm)" svg:viewBox="0 0 2071 1045" svg:d="m2071 49842c-166-238-192-258-192-258 0 0-271-219-271-219 0 0-298-66-298-66 0 0-311 40-311 40 0 0-291 139-291 139 0 0-410 410-403 410s-305 457-305 457c0 0 0 0 7 0 0 0 0 0 2064-503z">
            <text:p text:style-name="P2"/>
          </draw:path>
        </draw:g>
        <draw:frame draw:style-name="gr3" draw:layer="layout" svg:width="0.875cm" svg:height="0.962cm" svg:x="13.448cm" svg:y="16.396cm">
          <draw:text-box>
            <text:p text:style-name="P2">+</text:p>
          </draw:text-box>
        </draw:frame>
        <draw:frame draw:style-name="gr3" draw:layer="layout" svg:width="0.875cm" svg:height="0.962cm" svg:x="14.948cm" svg:y="20.296cm">
          <draw:text-box>
            <text:p text:style-name="P2">+</text:p>
          </draw:text-box>
        </draw:frame>
        <draw:frame draw:style-name="gr3" draw:layer="layout" svg:width="0.875cm" svg:height="0.962cm" svg:x="17.049cm" svg:y="21.996cm">
          <draw:text-box>
            <text:p text:style-name="P2">+</text:p>
          </draw:text-box>
        </draw:frame>
        <draw:frame draw:style-name="gr3" draw:text-style-name="P4" draw:layer="layout" svg:width="0.849cm" svg:height="1.081cm" svg:x="14.567cm" svg:y="14.767cm">
          <draw:text-box>
            <text:p text:style-name="P2"><text:span text:style-name="T3">-</text:span></text:p>
          </draw:text-box>
        </draw:frame>
        <draw:frame draw:style-name="gr3" draw:text-style-name="P4" draw:layer="layout" svg:width="0.849cm" svg:height="1.081cm" svg:x="15.468cm" svg:y="22.368cm">
          <draw:text-box>
            <text:p text:style-name="P2"><text:span text:style-name="T3">-</text:span></text:p>
          </draw:text-box>
        </draw:frame>
        <draw:frame draw:style-name="gr3" draw:text-style-name="P4" draw:layer="layout" svg:width="0.849cm" svg:height="1.081cm" svg:x="16.569cm" svg:y="19.469cm">
          <draw:text-box>
            <text:p text:style-name="P2"><text:span text:style-name="T3">-</text:span></text:p>
          </draw:text-box>
        </draw:frame>
        <draw:frame draw:style-name="gr3" draw:layer="layout" svg:width="1.569cm" svg:height="1.114cm" svg:x="16.517cm" svg:y="23.55cm">
          <draw:text-box>
            <text:p text:style-name="P2"><text:span text:style-name="T2">3d</text:span><text:span text:style-name="T4">yz</text:span></text:p>
          </draw:text-box>
        </draw:frame>
        <draw:frame draw:style-name="gr3" draw:layer="layout" svg:width="1.569cm" svg:height="1.114cm" svg:x="10.618cm" svg:y="23.55cm">
          <draw:text-box>
            <text:p text:style-name="P2"><text:span text:style-name="T2">3d</text:span><text:span text:style-name="T4">xz</text:span></text:p>
          </draw:text-box>
        </draw:frame>
        <draw:frame draw:style-name="gr3" draw:layer="layout" svg:width="1.569cm" svg:height="1.114cm" svg:x="4.718cm" svg:y="23.55cm">
          <draw:text-box>
            <text:p text:style-name="P2"><text:span text:style-name="T2">3d</text:span><text:span text:style-name="T4">xy</text:span></text:p>
          </draw:text-box>
        </draw:frame>
        <draw:g>
          <draw:path draw:style-name="gr4" draw:text-style-name="P1" draw:layer="layout" svg:width="2.07cm" svg:height="1.044cm" draw:transform="rotate (-0.590270353025557) translate (9.25769984946039cm 19.330498264484cm)" svg:viewBox="0 0 2071 1045" svg:d="m0 22356c166-238 192-258 192-258 0 0 271-218 271-218 0 0 298-66 298-66 0 0 311 40 311 40 0 0 291 139 291 139 0 0 410 410 403 410s305 456 305 456c0 0 0 0-7 0 0 0 0 0-2064-503z">
            <text:p text:style-name="P2"/>
          </draw:path>
          <draw:path draw:style-name="gr4" draw:text-style-name="P1" draw:layer="layout" svg:width="2.07cm" svg:height="1.044cm" draw:transform="rotate (2.06769156483729) translate (9.45942017095523cm 21.8572940108821cm)" svg:viewBox="0 0 2071 1045" svg:d="m2071-3665c-166-238-192-258-192-258 0 0-271-219-271-219 0 0-298-66-298-66 0 0-311 40-311 40 0 0-291 139-291 139 0 0-410 410-403 410s-305 456-305 456c0 0 0 0 7 0 0 0 0 0 2064-502z">
            <text:p text:style-name="P2"/>
          </draw:path>
        </draw:g>
        <draw:g>
          <draw:path draw:style-name="gr4" draw:text-style-name="P1" draw:layer="layout" svg:width="2.07cm" svg:height="1.044cm" draw:transform="rotate (2.55132230056483) translate (11.9343001505401cm 24.0295017355158cm)" svg:viewBox="0 0 2071 1045" svg:d="m0-26100c166-238 192-258 192-258 0 0 271-218 271-218 0 0 298-66 298-66 0 0 311 40 311 40 0 0 291 139 291 139 0 0 410 410 403 410s305 456 305 456c0 0 0 0-7 0 0 0 0 0-2064-503z">
            <text:p text:style-name="P2"/>
          </draw:path>
          <draw:path draw:style-name="gr4" draw:text-style-name="P1" draw:layer="layout" svg:width="2.07cm" svg:height="1.044cm" draw:transform="rotate (-1.07407562167829) translate (11.7328677518515cm 21.5027573781856cm)" svg:viewBox="0 0 2071 1045" svg:d="m2071 407c-166-238-192-258-192-258 0 0-271-219-271-219 0 0-298-66-298-66 0 0-311 40-311 40 0 0-291 139-291 139 0 0-410 410-403 410s-305 456-305 456c0 0 0 0 7 0 0 0 0 0 2064-502z">
            <text:p text:style-name="P2"/>
          </draw:path>
        </draw:g>
        <draw:g>
          <draw:path draw:style-name="gr1" draw:text-style-name="P1" draw:layer="layout" svg:width="2.07cm" svg:height="1.044cm" draw:transform="rotate (-2.33786853304715) translate (12.9482074127159cm 20.7353167922467cm)" svg:viewBox="0 0 2071 1045" svg:d="m0-46883c166-238 192-258 192-258 0 0 271-219 271-219 0 0 298-66 298-66 0 0 311 40 311 40 0 0 291 139 291 139 0 0 410 410 403 410s305 457 305 457c0 0 0 0-7 0 0 0 0 0-2064-503z">
            <text:p text:style-name="P2"/>
          </draw:path>
          <draw:path draw:style-name="gr1" draw:text-style-name="P1" draw:layer="layout" svg:width="2.07cm" svg:height="1.043cm" draw:transform="rotate (0.320267917740899) translate (10.4251930588569cm 20.4897431958711cm)" svg:viewBox="0 0 2071 1044" svg:d="m2071 46002c-166-238-192-258-192-258 0 0-270-219-270-219 0 0-298-65-298-65 0 0-311 40-311 40 0 0-292 139-292 139 0 0-410 409-403 409s-305 456-305 456c0 0 0 0 7 0 0 0 0 0 2064-502z">
            <text:p text:style-name="P2"/>
          </draw:path>
        </draw:g>
        <draw:g>
          <draw:path draw:style-name="gr1" draw:text-style-name="P1" draw:layer="layout" svg:width="2.07cm" svg:height="1.044cm" draw:transform="rotate (0.803724120543237) translate (8.21579258728425cm 22.6086832077538cm)" svg:viewBox="0 0 2071 1045" svg:d="m0 43755c166-238 192-258 192-258 0 0 271-219 271-219 0 0 298-66 298-66 0 0 311 40 311 40 0 0 291 139 291 139 0 0 410 410 403 410s305 457 305 457c0 0 0 0-7 0 0 0 0 0-2064-503z">
            <text:p text:style-name="P2"/>
          </draw:path>
          <draw:path draw:style-name="gr1" draw:text-style-name="P1" draw:layer="layout" svg:width="2.07cm" svg:height="1.044cm" draw:transform="rotate (-2.82149926877469) translate (10.7387059042645cm 22.8545312707536cm)" svg:viewBox="0 0 2071 1045" svg:d="m2071-49603c-166-238-192-258-192-258 0 0-271-219-271-219 0 0-298-65-298-65 0 0-311 40-311 40 0 0-291 138-291 138 0 0-410 410-403 410s-305 456-305 456c0 0 0 0 7 0 0 0 0 0 2064-502z">
            <text:p text:style-name="P2"/>
          </draw:path>
        </draw:g>
        <draw:frame draw:style-name="gr3" draw:layer="layout" svg:width="0.875cm" svg:height="0.962cm" svg:x="11.349cm" svg:y="20.296cm">
          <draw:text-box>
            <text:p text:style-name="P2">+</text:p>
          </draw:text-box>
        </draw:frame>
        <draw:frame draw:style-name="gr3" draw:layer="layout" svg:width="0.875cm" svg:height="0.962cm" svg:x="8.95cm" svg:y="21.996cm">
          <draw:text-box>
            <text:p text:style-name="P2">+</text:p>
          </draw:text-box>
        </draw:frame>
        <draw:frame draw:style-name="gr3" draw:text-style-name="P4" draw:layer="layout" svg:width="0.849cm" svg:height="1.081cm" svg:x="11.269cm" svg:y="22.369cm">
          <draw:text-box>
            <text:p text:style-name="P2"><text:span text:style-name="T3">-</text:span></text:p>
          </draw:text-box>
        </draw:frame>
        <draw:frame draw:style-name="gr3" draw:text-style-name="P4" draw:layer="layout" svg:width="0.849cm" svg:height="1.081cm" svg:x="9.17cm" svg:y="19.87cm">
          <draw:text-box>
            <text:p text:style-name="P2"><text:span text:style-name="T3">-</text:span></text:p>
          </draw:text-box>
        </draw:frame>
        <draw:g>
          <draw:path draw:style-name="gr1" draw:text-style-name="P1" draw:layer="layout" svg:width="2.07cm" svg:height="1.044cm" draw:transform="rotate (2.4136158225825) translate (5.83026043856325cm 24.0893432106579cm)" svg:viewBox="0 0 2071 1045" svg:d="m0-27665c166-238 192-258 192-258 0 0 271-219 271-219 0 0 298-66 298-66 0 0 311 40 311 40 0 0 291 139 291 139 0 0 410 410 403 410s305 456 305 456c0 0 0 0-7 0 0 0 0 0-2064-502z">
            <text:p text:style-name="P2"/>
          </draw:path>
          <draw:path draw:style-name="gr1" draw:text-style-name="P1" draw:layer="layout" svg:width="2.07cm" svg:height="1.044cm" draw:transform="rotate (-1.21160756673542) translate (5.97731152392565cm 21.5587486454676cm)" svg:viewBox="0 0 2071 1045" svg:d="m2071 4507c-166-238-192-258-192-258 0 0-271-219-271-219 0 0-298-65-298-65 0 0-311 40-311 40 0 0-291 139-291 139 0 0-410 409-403 409s-305 456-305 456c0 0 0 0 7 0 0 0 0 0 2064-502z">
            <text:p text:style-name="P2"/>
          </draw:path>
        </draw:g>
        <draw:g>
          <draw:path draw:style-name="gr1" draw:text-style-name="P1" draw:layer="layout" svg:width="2.07cm" svg:height="1.045cm" draw:transform="rotate (-0.727802298082685) translate (3.85458045852714cm 19.3856929682357cm)" svg:viewBox="0 0 2071 1046" svg:d="m0 24362c166-237 192-257 192-257 0 0 271-219 271-219 0 0 298-66 298-66 0 0 311 40 311 40 0 0 291 139 291 139 0 0 410 410 403 410s305 457 305 457c0 0 0 0-7 0 0 0 0 0-2064-504z">
            <text:p text:style-name="P2"/>
          </draw:path>
          <draw:path draw:style-name="gr1" draw:text-style-name="P1" draw:layer="layout" svg:width="2.07cm" svg:height="1.043cm" draw:transform="rotate (1.93050868563056) translate (3.70852318837611cm 21.9165217592613cm)" svg:viewBox="0 0 2071 1044" svg:d="m2071-7944c-165-239-191-259-191-259 0 0-271-219-271-219 0 0-298-65-298-65 0 0-311 40-311 40 0 0-291 138-291 138 0 0-411 410-404 410s-305 456-305 456c0 0 0 0 7 0 0 0 0 0 2064-501z">
            <text:p text:style-name="P2"/>
          </draw:path>
        </draw:g>
        <draw:g>
          <draw:path draw:style-name="gr4" draw:text-style-name="P1" draw:layer="layout" svg:width="2.07cm" svg:height="1.044cm" draw:transform="rotate (-2.66983015677641) translate (7.60190888622555cm 21.6252745911513cm)" svg:viewBox="0 0 2071 1045" svg:d="m0-44894c166-238 192-258 192-258 0 0 271-218 271-218 0 0 298-66 298-66 0 0 311 40 311 40 0 0 291 139 291 139 0 0 410 410 403 410s305 456 305 456c0 0 0 0-7 0 0 0 0 0-2064-503z">
            <text:p text:style-name="P2"/>
          </draw:path>
          <draw:path draw:style-name="gr4" draw:text-style-name="P1" draw:layer="layout" svg:width="2.07cm" svg:height="1.044cm" draw:transform="rotate (-0.0118682389147458) translate (5.29688067611256cm 20.5706501164208cm)" svg:viewBox="0 0 2071 1045" svg:d="m2071 41556c-166-238-192-258-192-258 0 0-271-219-271-219 0 0-298-66-298-66 0 0-311 40-311 40 0 0-291 139-291 139 0 0-410 410-403 410s-305 456-305 456c0 0 0 0 7 0 0 0 0 0 2064-502z">
            <text:p text:style-name="P2"/>
          </draw:path>
        </draw:g>
        <draw:g>
          <draw:path draw:style-name="gr4" draw:text-style-name="P1" draw:layer="layout" svg:width="2.07cm" svg:height="1.044cm" draw:transform="rotate (0.472111562664377) translate (2.1410434201166cm 21.8460480289064cm)" svg:viewBox="0 0 2071 1045" svg:d="m0 41402c166-238 192-258 192-258 0 0 271-218 271-218 0 0 298-66 298-66 0 0 311 40 311 40 0 0 291 139 291 139 0 0 410 410 403 410s305 456 305 456c0 0 0 0-7 0 0 0 0 0-2064-503z">
            <text:p text:style-name="P2"/>
          </draw:path>
          <draw:path draw:style-name="gr4" draw:text-style-name="P1" draw:layer="layout" svg:width="2.07cm" svg:height="1.044cm" draw:transform="rotate (3.13007348052604) translate (4.44648934082125cm 22.8998968394613cm)" svg:viewBox="0 0 2071 1045" svg:d="m2071-45151c-166-238-192-258-192-258 0 0-271-219-271-219 0 0-298-66-298-66 0 0-311 40-311 40 0 0-291 138-291 138 0 0-410 410-403 410s-305 456-305 456c0 0 0 0 7 0 0 0 0 0 2064-501z">
            <text:p text:style-name="P2"/>
          </draw:path>
        </draw:g>
        <draw:frame draw:style-name="gr3" draw:layer="layout" svg:width="0.875cm" svg:height="0.962cm" svg:x="5.286cm" svg:y="22.496cm">
          <draw:text-box>
            <text:p text:style-name="P2">+</text:p>
          </draw:text-box>
        </draw:frame>
        <draw:frame draw:style-name="gr3" draw:layer="layout" svg:width="0.875cm" svg:height="0.962cm" svg:x="3.587cm" svg:y="19.896cm">
          <draw:text-box>
            <text:p text:style-name="P2">+</text:p>
          </draw:text-box>
        </draw:frame>
        <draw:frame draw:style-name="gr3" draw:text-style-name="P4" draw:layer="layout" svg:width="0.849cm" svg:height="1.081cm" svg:x="6.071cm" svg:y="20.771cm">
          <draw:text-box>
            <text:p text:style-name="P2"><text:span text:style-name="T3">-</text:span></text:p>
          </draw:text-box>
        </draw:frame>
        <draw:frame draw:style-name="gr3" draw:text-style-name="P4" draw:layer="layout" svg:width="0.849cm" svg:height="1.081cm" svg:x="2.772cm" svg:y="21.472cm">
          <draw:text-box>
            <text:p text:style-name="P2"><text:span text:style-name="T3">-</text:span></text:p>
          </draw:text-box>
        </draw:frame>
        <draw:frame draw:style-name="gr3" draw:layer="layout" svg:width="5.041cm" svg:height="0.962cm" svg:x="2.335cm" svg:y="24.866cm">
          <draw:text-box>
            <text:p text:style-name="P2">“along <text:span text:style-name="T2">xy</text:span>-plane”</text:p>
          </draw:text-box>
        </draw:frame>
        <draw:frame draw:style-name="gr3" draw:layer="layout" svg:width="5.041cm" svg:height="0.962cm" svg:x="8.436cm" svg:y="24.866cm">
          <draw:text-box>
            <text:p text:style-name="P2">“along <text:span text:style-name="T2">xz</text:span>-plane”</text:p>
          </draw:text-box>
        </draw:frame>
        <draw:frame draw:style-name="gr3" draw:layer="layout" svg:width="5.041cm" svg:height="0.962cm" svg:x="14.337cm" svg:y="24.866cm">
          <draw:text-box>
            <text:p text:style-name="P2">“along y<text:span text:style-name="T2">z</text:span>-plane”</text:p>
          </draw:text-box>
        </draw:frame>
        <draw:line draw:style-name="gr2" draw:text-style-name="P1" draw:layer="layout" svg:x1="13.87cm" svg:y1="15.144cm" svg:x2="13.874cm" svg:y2="15.448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5-07T20:17:19</meta:creation-date>
    <dc:date>2007-05-08T21:50:55</dc:date>
    <dc:language>en-US</dc:language>
    <meta:editing-cycles>41</meta:editing-cycles>
    <meta:editing-duration>PT1H53M49S</meta:editing-duration>
    <meta:user-defined meta:name="Info 1"/>
    <meta:user-defined meta:name="Info 2"/>
    <meta:user-defined meta:name="Info 3"/>
    <meta:user-defined meta:name="Info 4"/>
    <meta:document-statistic meta:object-count="182"/>
  </office:meta>
</office:document-meta>
</file>